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6C600000312276AAD7FFA47F85C.png" manifest:media-type="image/png"/>
  <manifest:file-entry manifest:full-path="Pictures/1000020100000410000001E61B3E51C555A05E44.png" manifest:media-type="image/png"/>
  <manifest:file-entry manifest:full-path="Pictures/1000020100000450000001E6725AE26C80CF68FF.png" manifest:media-type="image/png"/>
  <manifest:file-entry manifest:full-path="Pictures/100002010000054000000230317CBD5ECFD6186D.png" manifest:media-type="image/png"/>
  <manifest:file-entry manifest:full-path="Pictures/1000020100000410000002307A7F04EF5E10624C.png" manifest:media-type="image/png"/>
  <manifest:file-entry manifest:full-path="Pictures/10000201000004100000035065274A220C494227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41" style:family="graphic" style:parent-style-name="standard">
      <style:graphic-properties draw:stroke="none" draw:fill="none" fo:min-height="1.526cm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4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_5f_-title">
      <style:graphic-properties draw:textarea-vertical-align="top" fo:min-height="1.303cm"/>
    </style:style>
    <style:style style:name="pr7" style:family="presentation" style:parent-style-name="Default_5f_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64cm"/>
    </style:style>
    <style:style style:name="pr21" style:family="presentation" style:parent-style-name="Default-title">
      <style:graphic-properties draw:textarea-vertical-align="top" fo:min-height="1.737cm"/>
    </style:style>
    <style:style style:name="pr22" style:family="presentation" style:parent-style-name="Default-title">
      <style:graphic-properties draw:textarea-vertical-align="top" fo:min-height="0.869cm"/>
    </style:style>
    <style:style style:name="pr23" style:family="presentation" style:parent-style-name="Default-title">
      <style:graphic-properties draw:textarea-vertical-align="top" fo:min-height="2.605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_5f_-title">
      <style:graphic-properties draw:textarea-vertical-align="top" fo:min-height="2.64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267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title">
      <style:graphic-properties draw:textarea-vertical-align="top" fo:min-height="2.845cm"/>
    </style:style>
    <style:style style:name="pr36" style:family="presentation" style:parent-style-name="Default_5f_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_5f_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ffa500"/>
      <style:paragraph-properties fo:text-align="center"/>
      <style:text-properties fo:language="fr" fo:country="FR"/>
    </style:style>
    <style:style style:name="P34" style:family="paragraph">
      <loext:graphic-properties draw:fill-color="#afeeee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32pt" fo:language="fr" fo:country="FR" fo:font-weight="bold" style:font-size-asian="32pt" style:font-size-complex="32pt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20pt" fo:language="fr" fo:country="FR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fffff" fo:font-size="22pt" fo:language="fr" fo:country="FR" style:font-size-asian="22pt" style:font-size-complex="22pt"/>
    </style:style>
    <style:style style:name="T31" style:family="text">
      <style:text-properties fo:font-size="34pt" fo:font-weight="bold" style:font-size-asian="34pt" style:font-weight-asian="bold" style:font-size-complex="34pt" style:font-weight-complex="bold"/>
    </style:style>
    <style:style style:name="T32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color="#ffffff" fo:font-size="32pt" fo:language="fr" fo:country="FR" style:font-size-asian="32pt" style:font-size-complex="32pt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ff" fo:font-size="18pt" fo:language="fr" fo:country="FR" style:font-size-asian="18pt" style:font-size-complex="18pt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3cm 15.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Permet de faire une transition entre deux valeurs d'une propriétés CSS</text:span></text:p>
                <text:list>
                  <text:list-item>
                    <text:p text:style-name="P1"><text:span text:style-name="T11">Ne fonctionne pas </text:span><text:span text:style-name="T10">avec toutes les propriétés CSS</text:span></text:p>
                  </text:list-item>
                  <text:list-item>
                    <text:p text:style-name="P1"><text:span text:style-name="T10">Le navigateur calcule les interpolations de valeurs</text:span></text:p>
                  </text:list-item>
                </text:list>
              </text:list-item>
              <text:list-item>
                <text:p text:style-name="P15"><text:span text:style-name="T10">Représenté par la propriété "transition"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CSS_animated_properties" xlink:type="simple">https://developer.mozilla.org/fr/docs/Web/CSS/CSS_animated_properties</text:a></text:span><text:span text:style-name="T14"><text:s/></text:span><text:span text:style-name="T15">– </text:span><text:span text:style-name="T14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Fonctionne mieux si la propriété "transition" est sur le sélecteur CSS</text:span></text:p>
                <text:list>
                  <text:list-item>
                    <text:p text:style-name="P1"><text:span text:style-name="T10">Et non le sélecteur CSS + pseudo-classe</text:span></text:p>
                  </text:list-item>
                </text:list>
              </text:list-item>
              <text:list-item>
                <text:p text:style-name="P15"><text:span text:style-name="T10">Permet des transitions simples</text:span></text:p>
              </text:list-item>
              <text:list-item>
                <text:p text:style-name="P15"><text:span text:style-name="T10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1" draw:text-style-name="P24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alculés grâce à la carte graphique (GPU)*</text:span></text:p>
                <text:list>
                  <text:list-item>
                    <text:p text:style-name="P1"><text:span text:style-name="T10">Permet de meilleures performances</text:span></text:p>
                  </text:list-item>
                </text:list>
              </text:list-item>
              <text:list-item>
                <text:p text:style-name="P15"><text:span text:style-name="T10">Rajoute du dynamisme à vos sites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7" draw:layer="layout" svg:width="25.147cm" svg:height="0.725cm" svg:x="1.022cm" svg:y="13.276cm">
          <draw:text-box>
            <text:p><text:span text:style-name="T17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/rapide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7" draw:text-style-name="P24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Transition lancée avec la pseudo-classe :hover ou :focus</text:span></text:p>
                <text:list>
                  <text:list-item>
                    <text:p text:style-name="P1"><text:span text:style-name="T10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8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 d'appliquer des déclarations CSS sur un élément au survol</text:span></text:p>
              </text:list-item>
              <text:list-item>
                <text:p text:style-name="P15"><text:span text:style-name="T11">Applicable sur n'importe quelle balise</text:span></text:p>
                <text:p text:style-name="P14"><text:span text:style-name="T10"/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6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de cibler plusieurs balises en même temps grâce au système d'imbrications de sélecteurs</text:span></text:p>
                <text:list>
                  <text:list-item>
                    <text:p text:style-name="P1"><text:span text:style-name="T10">Séparé par un espace pour rappel</text:span></text:p>
                  </text:list-item>
                </text:list>
              </text:list-item>
              <text:list-item>
                <text:p text:style-name="P15"><text:span text:style-name="T11">Ne fonctionne pas sur mobile</text:span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6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custom-shape draw:style-name="gr19" draw:text-style-name="P33" draw:layer="layout" svg:width="1.921cm" svg:height="13.757cm" draw:transform="rotate (-3.14159265358979) translate (0.906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42cm" svg:x="0.4cm" svg:y="10.8cm">
          <draw:text-box>
            <text:p text:style-name="P19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20100000410000001E61B3E51C555A05E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- Imbrication </text:span></text:p>
          </draw:text-box>
        </draw:frame>
        <draw:custom-shape draw:style-name="gr19" draw:text-style-name="P33" draw:layer="layout" svg:width="1.921cm" svg:height="13.757cm" draw:transform="rotate (-3.14159265358979) translate (0.906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987cm" svg:x="0.4cm" svg:y="10.8cm">
          <draw:text-box>
            <text:p text:style-name="P19"><text:span text:style-name="T24">Ici notre sélecteur CSS (mon-enfant) aura des propriétés CSS au survol (:hover) de (mon-sélecteur)</text:span></text:p>
          </draw:text-box>
        </draw:frame>
        <draw:frame draw:style-name="gr22" draw:text-style-name="P19" draw:layer="layout" svg:width="18.34cm" svg:height="8.06cm" svg:x="4.83cm" svg:y="2.14cm">
          <draw:image xlink:href="Pictures/1000020100000450000001E6725AE26C80CF68F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6" draw:layer="layout" svg:width="26.183cm" svg:height="1.673cm" svg:x="0.818cm" svg:y="5.754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0" draw:text-style-name="P37" draw:layer="layout" svg:width="7.461cm" svg:height="2.64cm" svg:x="9.339cm" svg:y="8.16cm" presentation:class="title" presentation:user-transformed="true">
          <draw:text-box>
            <text:p text:style-name="P1"><text:span text:style-name="T30">On change la propriété </text:span><text:span text:style-name="T30"><text:line-break/></text:span><text:span text:style-name="T30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1" draw:text-style-name="P37" draw:layer="layout" svg:width="4.662cm" svg:height="1.737cm" svg:x="17.401cm" svg:y="2.96cm" presentation:class="title" presentation:user-transformed="true">
          <draw:text-box>
            <text:p text:style-name="P1"><text:span text:style-name="T30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2" draw:text-style-name="P37" draw:layer="layout" svg:width="7.461cm" svg:height="0.869cm" svg:x="19.2cm" svg:y="8.6cm" presentation:class="title" presentation:user-transformed="true">
          <draw:text-box>
            <text:p text:style-name="P1"><text:span text:style-name="T30">de façon linéaire</text:span></text:p>
          </draw:text-box>
        </draw:frame>
        <draw:frame presentation:style-name="pr23" draw:text-style-name="P37" draw:layer="layout" svg:width="4.662cm" svg:height="2.605cm" svg:x="23cm" svg:y="2.961cm" presentation:class="title" presentation:user-transformed="true">
          <draw:text-box>
            <text:p text:style-name="P1"><text:span text:style-name="T30">avec un délai de 0.5 secondes</text:span></text:p>
          </draw:text-box>
        </draw:frame>
        <draw:frame draw:style-name="gr34" draw:text-style-name="P35" draw:layer="layout" svg:width="27.2cm" svg:height="1.119cm" svg:x="0.4cm" svg:y="12.18cm">
          <draw:text-box>
            <text:p text:style-name="P19"><text:span text:style-name="T24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4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1">jamais</text:span><text:span text:style-name="T19"> la chose suivante :</text:span></text:p>
              </text:list-item>
            </text:list>
          </draw:text-box>
        </draw:frame>
        <draw:frame draw:style-name="gr23" draw:text-style-name="P36" draw:layer="layout" svg:width="26.183cm" svg:height="1.673cm" svg:x="0.819cm" svg:y="4.327cm">
          <draw:text-box>
            <text:p text:style-name="P19"><text:span text:style-name="T26">transition:</text:span><text:span text:style-name="T27"> </text:span><text:span text:style-name="T28">all 200ms linear</text:span><text:span text:style-name="T29">;</text:span></text:p>
          </draw:text-box>
        </draw:frame>
        <draw:frame presentation:style-name="pr25" draw:text-style-name="P37" draw:layer="layout" svg:width="14.662cm" svg:height="2.64cm" svg:x="12.338cm" svg:y="6.76cm" presentation:class="title" presentation:user-transformed="true">
          <draw:text-box>
            <text:p text:style-name="P1"><text:span text:style-name="T30">Ne dites </text:span><text:span text:style-name="T32">jamais</text:span><text:span text:style-name="T30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5" draw:layer="layout" svg:width="27.2cm" svg:height="1.119cm" svg:x="0.4cm" svg:y="10.681cm">
          <draw:text-box>
            <text:p text:style-name="P19"><text:span text:style-name="T24">Ceci fonctionne mais va provoquer des problèmes de performances</text:span></text:p>
          </draw:text-box>
        </draw:frame>
        <draw:custom-shape draw:style-name="gr36" draw:text-style-name="P11" draw:layer="layout" svg:width="0.74cm" svg:height="5.249cm" draw:transform="rotate (-1.5707963267949) translate (28.03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36" draw:text-style-name="P11" draw:layer="layout" svg:width="0.74cm" svg:height="5.249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7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1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38" draw:text-style-name="P3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8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29" draw:text-style-name="P24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opriété raccourcie :</text:span></text:p>
                <text:list>
                  <text:list-item>
                    <text:p text:style-name="P1"><text:span text:style-name="T10">transition-property : propriétés CSS qui vont changer</text:span></text:p>
                  </text:list-item>
                  <text:list-item>
                    <text:p text:style-name="P1"><text:span text:style-name="T10">transition-duration : durées des transitions</text:span></text:p>
                  </text:list-item>
                  <text:list-item>
                    <text:p text:style-name="P1"><text:span text:style-name="T10">transition-timing-function : description de la courbe d'évolution des valeurs intermédiaires</text:span></text:p>
                    <text:list>
                      <text:list-item>
                        <text:p text:style-name="P1"><text:span text:style-name="T10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0">transition-delay : délai avant le lancement de la transition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19cm" svg:y="14.25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5" draw:layer="layout" svg:width="27.2cm" svg:height="1.119cm" svg:x="0.4cm" svg:y="11.4cm">
          <draw:text-box>
            <text:p text:style-name="P19"><text:span text:style-name="T24">Grâce à la propriété "transition", nous avons écrit quatre propriétés en une</text:span></text:p>
          </draw:text-box>
        </draw:frame>
        <draw:frame draw:style-name="gr23" draw:text-style-name="P36" draw:layer="layout" svg:width="26.183cm" svg:height="1.673cm" svg:x="-0.282cm" svg:y="6.153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0" draw:text-style-name="P39" draw:layer="layout" svg:width="4.662cm" svg:height="1.267cm" svg:x="8.239cm" svg:y="8.559cm" presentation:class="title" presentation:user-transformed="true">
          <draw:text-box>
            <text:p text:style-name="P1"><text:span text:style-name="T33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0" draw:text-style-name="P39" draw:layer="layout" svg:width="4.662cm" svg:height="1.267cm" svg:x="16.301cm" svg:y="3.359cm" presentation:class="title" presentation:user-transformed="true">
          <draw:text-box>
            <text:p text:style-name="P1"><text:span text:style-name="T33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0" draw:text-style-name="P39" draw:layer="layout" svg:width="8.6cm" svg:height="1.267cm" svg:x="18.101cm" svg:y="8.56cm" presentation:class="title" presentation:user-transformed="true">
          <draw:text-box>
            <text:p text:style-name="P1"><text:span text:style-name="T33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0" draw:text-style-name="P39" draw:layer="layout" svg:width="4.662cm" svg:height="1.267cm" svg:x="22.101cm" svg:y="3.36cm" presentation:class="title" presentation:user-transformed="true">
          <draw:text-box>
            <text:p text:style-name="P1"><text:span text:style-name="T33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1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'ordre des valeurs ne compte pas toutefois :</text:span></text:p>
                <text:list>
                  <text:list-item>
                    <text:p text:style-name="P1"><text:span text:style-name="T34">Le premier nombre rencontré sera</text:span><text:span text:style-name="T10"> la valeur de la propriété "transition-duration"</text:span></text:p>
                  </text:list-item>
                  <text:list-item>
                    <text:p text:style-name="P1"><text:span text:style-name="T34">Le second nombre rencontré sera </text:span><text:span text:style-name="T10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2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ssibilité de changer plusieurs propriétés CSS en même temps</text:span></text:p>
                <text:list>
                  <text:list-item>
                    <text:p text:style-name="P1"><text:span text:style-name="T10">Séparer chaque transition par une virgule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40" draw:layer="layout" svg:width="27.4cm" svg:height="1.776cm" svg:x="0.4cm" svg:y="10.824cm">
          <draw:text-box>
            <text:p text:style-name="P19"><text:span text:style-name="T35">transition:</text:span><text:span text:style-name="T36"> </text:span><text:span text:style-name="T37">color 2s linear .5s</text:span><text:span text:style-name="T38">,</text:span><text:span text:style-name="T37"> </text:span><text:span text:style-name="T36">font-size 300ms</text:span><text:span text:style-name="T39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0" draw:text-style-name="P39" draw:layer="layout" svg:width="7.062cm" svg:height="1.267cm" svg:x="7.138cm" svg:y="8cm" presentation:class="title" presentation:user-transformed="true">
          <draw:text-box>
            <text:p text:style-name="P1"><text:span text:style-name="T33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0" draw:text-style-name="P39" draw:layer="layout" svg:width="8.6cm" svg:height="1.267cm" svg:x="18.075cm" svg:y="13.133cm" presentation:class="title" presentation:user-transformed="true">
          <draw:text-box>
            <text:p text:style-name="P1"><text:span text:style-name="T33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3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urée (temps de transition et délai) exprimée en secondes (s) ou millisecondes (ms)</text:span></text:p>
                <text:list>
                  <text:list-item>
                    <text:p text:style-name="P1"><text:span text:style-name="T10">1s = 1000ms</text:span></text:p>
                  </text:list-item>
                  <text:list-item>
                    <text:p text:style-name="P1"><text:span text:style-name="T11">La durée nécessite une unité</text:span></text:p>
                  </text:list-item>
                </text:list>
              </text:list-item>
              <text:list-item>
                <text:p text:style-name="P1"><text:span text:style-name="T10">Et bien évidemment, on n'oublie pas la valeur du stade final</text:span></text:p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4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Seules les propriétés </text:span><text:span text:style-name="T11">"transition-property" et "transition-duration" sont obligatoires</text:span></text:p>
                <text:list>
                  <text:list-item>
                    <text:p text:style-name="P1"><text:span text:style-name="T10">Le reste le navigateur utilisera les valeurs par défaut</text:span></text:p>
                  </text:list-item>
                  <text:list-item>
                    <text:p text:style-name="P1"><text:span text:style-name="T10">Idem pour la propriété "transition" dont seul les </text:span><text:span text:style-name="T11">deux premières</text:span><text:span text:style-name="T10"> valeurs sont obligatoires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201000004100000035065274A220C494227.png" xlink:type="simple" xlink:show="embed" xlink:actuate="onLoad" loext:mime-type="image/png">
            <text:p/>
          </draw:image>
        </draw:frame>
        <draw:frame draw:style-name="gr40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4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3.8cm" svg:y1="6.564cm" svg:x2="26.4cm" svg:y2="6.564cm">
          <text:p/>
        </draw:line>
        <draw:frame presentation:style-name="pr35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0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N'oubliez pas que les balises HTML s'imbriquent comme les sélecteurs CSS</text:span></text:p>
                <text:list>
                  <text:list-item>
                    <text:p text:style-name="P1"><text:span text:style-name="T10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6" draw:layer="layout" svg:width="25.147cm" svg:height="1.499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2" draw:text-style-name="P5" draw:layer="layout" svg:width="25cm" svg:height="11.26cm" svg:x="1.5cm" svg:y="2.2cm">
          <draw:image xlink:href="Pictures/10000201000006C600000312276AAD7FFA47F8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a transition de certaines propriétés CSS font du "repaint"</text:span></text:p>
                <text:list>
                  <text:list-item>
                    <text:p text:style-name="P1"><text:span text:style-name="T10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0">Heureusement il y a une solution : </text:span><text:span text:style-name="T11">CSS transform</text:span></text:p>
                        <text:list>
                          <text:list-item>
                            <text:p text:style-name="P1"><text:span text:style-name="T10"><text:s/></text:span><text:span text:style-name="T10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40" draw:text-style-name="P43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9T00:09:22.670000000</dc:date>
    <meta:editing-duration>P18DT7H30M10S</meta:editing-duration>
    <meta:editing-cycles>866</meta:editing-cycles>
    <meta:generator>LibreOffice/6.2.5.2$Windows_X86_64 LibreOffice_project/1ec314fa52f458adc18c4f025c545a4e8b22c159</meta:generator>
    <meta:document-statistic meta:object-count="272"/>
  </office:meta>
</office:document-meta>
</file>